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9900"/>
    </style:style>
    <style:style style:name="ce4" style:family="table-cell" style:parent-style-name="Default">
      <style:table-cell-properties fo:background-color="#669933"/>
    </style:style>
    <style:style style:name="ce5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OCATIONS AND PHAS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T ADDRESSES</text:p>
          </table:table-cell>
          <table:table-cell table:number-columns-repeated="2"/>
          <table:table-cell office:value-type="string" calcext:value-type="string">
            <text:p>;../../unpacked/AVENA.PRG,70242</text:p>
          </table:table-cell>
          <table:table-cell table:number-columns-repeated="2"/>
          <table:table-cell table:style-name="ce1" office:value-type="float" office:value="70242" calcext:value-type="float">
            <text:p>70242</text:p>
          </table:table-cell>
          <table:table-cell table:style-name="ce1" table:formula="of:=[.C19]" office:value-type="float" office:value="1722000" calcext:value-type="float">
            <text:p>1722000</text:p>
          </table:table-cell>
          <table:table-cell table:style-name="ce1" table:formula="of:=[.H9]+[.I9]" office:value-type="float" office:value="1792242" calcext:value-type="float">
            <text:p>179224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;../../unpacked/BEE.PRG,601262</text:p>
          </table:table-cell>
          <table:table-cell table:number-columns-repeated="2"/>
          <table:table-cell table:style-name="ce2" office:value-type="float" office:value="601262" calcext:value-type="float">
            <text:p>601262</text:p>
          </table:table-cell>
          <table:table-cell table:style-name="ce2" table:formula="of:=[.C15]" office:value-type="float" office:value="450000" calcext:value-type="float">
            <text:p>450000</text:p>
          </table:table-cell>
          <table:table-cell table:style-name="ce2" table:formula="of:=[.H10]+[.I10]" office:value-type="float" office:value="1051262" calcext:value-type="float">
            <text:p>105126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;../../unpacked/FISH.PRG,345884</text:p>
          </table:table-cell>
          <table:table-cell table:number-columns-repeated="2"/>
          <table:table-cell table:style-name="ce3" office:value-type="float" office:value="345884" calcext:value-type="float">
            <text:p>345884</text:p>
          </table:table-cell>
          <table:table-cell table:style-name="ce3" table:formula="of:=[.C12]" office:value-type="float" office:value="0" calcext:value-type="float">
            <text:p>0</text:p>
          </table:table-cell>
          <table:table-cell table:style-name="ce3" table:formula="of:=[.H11]+[.I11]" office:value-type="float" office:value="345884" calcext:value-type="float">
            <text:p>345884</text:p>
          </table:table-cell>
          <table:table-cell/>
        </table:table-row>
        <table:table-row table:style-name="ro1">
          <table:table-cell office:value-type="string" calcext:value-type="string">
            <text:p>fish,letters,pic2</text:p>
          </table:table-cell>
          <table:table-cell office:value-type="string" calcext:value-type="string">
            <text:p>“1”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;../../unpacked/INSIDE.PRG,278860</text:p>
          </table:table-cell>
          <table:table-cell table:number-columns-repeated="2"/>
          <table:table-cell table:style-name="ce1" office:value-type="float" office:value="278860" calcext:value-type="float">
            <text:p>278860</text:p>
          </table:table-cell>
          <table:table-cell table:style-name="ce1" table:formula="of:=[.C16]" office:value-type="float" office:value="720000" calcext:value-type="float">
            <text:p>720000</text:p>
          </table:table-cell>
          <table:table-cell table:style-name="ce1" table:formula="of:=[.H12]+[.I12]" office:value-type="float" office:value="998860" calcext:value-type="float">
            <text:p>998860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“2”</text:p>
          </table:table-cell>
          <table:table-cell table:formula="of:=[.C12]+150000" office:value-type="float" office:value="150000" calcext:value-type="float">
            <text:p>150000</text:p>
          </table:table-cell>
          <table:table-cell/>
          <table:table-cell office:value-type="string" calcext:value-type="string">
            <text:p>;../../unpacked/LETTERS.PRG,83662</text:p>
          </table:table-cell>
          <table:table-cell table:number-columns-repeated="2"/>
          <table:table-cell table:style-name="ce2" office:value-type="float" office:value="83662" calcext:value-type="float">
            <text:p>83662</text:p>
          </table:table-cell>
          <table:table-cell table:style-name="ce2" table:formula="of:=[.C12]" office:value-type="float" office:value="0" calcext:value-type="float">
            <text:p>0</text:p>
          </table:table-cell>
          <table:table-cell table:style-name="ce2" table:formula="of:=[.H13]+[.I13]" office:value-type="float" office:value="83662" calcext:value-type="float">
            <text:p>83662</text:p>
          </table:table-cell>
          <table:table-cell office:value-type="string" calcext:value-type="string">
            <text:p>resident?</text:p>
          </table:table-cell>
        </table:table-row>
        <table:table-row table:style-name="ro1">
          <table:table-cell/>
          <table:table-cell office:value-type="string" calcext:value-type="string">
            <text:p>mhed</text:p>
          </table:table-cell>
          <table:table-cell table:formula="of:=[.C13]" office:value-type="float" office:value="150000" calcext:value-type="float">
            <text:p>150000</text:p>
          </table:table-cell>
          <table:table-cell/>
          <table:table-cell office:value-type="string" calcext:value-type="string">
            <text:p>;../../unpacked/MAPHEAD.PRG,465036</text:p>
          </table:table-cell>
          <table:table-cell table:number-columns-repeated="2"/>
          <table:table-cell table:style-name="ce1" office:value-type="float" office:value="465036" calcext:value-type="float">
            <text:p>465036</text:p>
          </table:table-cell>
          <table:table-cell table:style-name="ce1" table:formula="of:=[.C18]" office:value-type="float" office:value="1255000" calcext:value-type="float">
            <text:p>1255000</text:p>
          </table:table-cell>
          <table:table-cell table:style-name="ce1" table:formula="of:=[.H14]+[.I14]" office:value-type="float" office:value="1720036" calcext:value-type="float">
            <text:p>17200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table:formula="of:=[.C13]+300000" office:value-type="float" office:value="450000" calcext:value-type="float">
            <text:p>450000</text:p>
          </table:table-cell>
          <table:table-cell/>
          <table:table-cell office:value-type="string" calcext:value-type="string">
            <text:p>;../../unpacked/MARS.PRG,308420</text:p>
          </table:table-cell>
          <table:table-cell table:number-columns-repeated="2"/>
          <table:table-cell table:style-name="ce4" office:value-type="float" office:value="308420" calcext:value-type="float">
            <text:p>308420</text:p>
          </table:table-cell>
          <table:table-cell table:style-name="ce4" table:formula="of:=[.C21]" office:value-type="float" office:value="2097000" calcext:value-type="float">
            <text:p>2097000</text:p>
          </table:table-cell>
          <table:table-cell table:style-name="ce4" table:formula="of:=[.H15]+[.I15]" office:value-type="float" office:value="2405420" calcext:value-type="float">
            <text:p>2405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ider</text:p>
          </table:table-cell>
          <table:table-cell table:formula="of:=[.C15]+270000" office:value-type="float" office:value="720000" calcext:value-type="float">
            <text:p>720000</text:p>
          </table:table-cell>
          <table:table-cell/>
          <table:table-cell office:value-type="string" calcext:value-type="string">
            <text:p>;../../unpacked/MHED.PRG,112150</text:p>
          </table:table-cell>
          <table:table-cell table:number-columns-repeated="2"/>
          <table:table-cell table:style-name="ce1" office:value-type="float" office:value="112150" calcext:value-type="float">
            <text:p>112150</text:p>
          </table:table-cell>
          <table:table-cell table:style-name="ce1" table:formula="of:=[.C14]" office:value-type="float" office:value="150000" calcext:value-type="float">
            <text:p>150000</text:p>
          </table:table-cell>
          <table:table-cell table:style-name="ce1" table:formula="of:=[.H16]+[.I16]" office:value-type="float" office:value="262150" calcext:value-type="float">
            <text:p>262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table:formula="of:=[.C16]+300000" office:value-type="float" office:value="1020000" calcext:value-type="float">
            <text:p>1020000</text:p>
          </table:table-cell>
          <table:table-cell/>
          <table:table-cell office:value-type="string" calcext:value-type="string">
            <text:p>;../../unpacked/PIC1.PRG,185482</text:p>
          </table:table-cell>
          <table:table-cell table:number-columns-repeated="2"/>
          <table:table-cell table:style-name="ce2" office:value-type="float" office:value="185482" calcext:value-type="float">
            <text:p>185482</text:p>
          </table:table-cell>
          <table:table-cell table:style-name="ce2" table:formula="of:=[.C20]" office:value-type="float" office:value="2097000" calcext:value-type="float">
            <text:p>2097000</text:p>
          </table:table-cell>
          <table:table-cell table:style-name="ce2" table:formula="of:=[.H17]+[.I17]" office:value-type="float" office:value="2282482" calcext:value-type="float">
            <text:p>22824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head</text:p>
          </table:table-cell>
          <table:table-cell table:formula="of:=[.C17]+235000" office:value-type="float" office:value="1255000" calcext:value-type="float">
            <text:p>1255000</text:p>
          </table:table-cell>
          <table:table-cell/>
          <table:table-cell office:value-type="string" calcext:value-type="string">
            <text:p>;../../unpacked/TITLE.PRG,257426</text:p>
          </table:table-cell>
          <table:table-cell table:number-columns-repeated="2"/>
          <table:table-cell table:style-name="ce2" office:value-type="float" office:value="257426" calcext:value-type="float">
            <text:p>257426</text:p>
          </table:table-cell>
          <table:table-cell table:style-name="ce2" table:formula="of:=[.C21]" office:value-type="float" office:value="2097000" calcext:value-type="float">
            <text:p>2097000</text:p>
          </table:table-cell>
          <table:table-cell table:style-name="ce2" table:formula="of:=[.H18]+[.I18]" office:value-type="float" office:value="2354426" calcext:value-type="float">
            <text:p>23544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na</text:p>
          </table:table-cell>
          <table:table-cell table:formula="of:=[.C18]+467000" office:value-type="float" office:value="1722000" calcext:value-type="float">
            <text:p>1722000</text:p>
          </table:table-cell>
          <table:table-cell/>
          <table:table-cell office:value-type="string" calcext:value-type="string">
            <text:p>;../../unpacked/TREE.PRG,195788</text:p>
          </table:table-cell>
          <table:table-cell table:number-columns-repeated="2"/>
          <table:table-cell table:style-name="ce2" office:value-type="float" office:value="195788" calcext:value-type="float">
            <text:p>195788</text:p>
          </table:table-cell>
          <table:table-cell table:style-name="ce2" table:formula="of:=[.C13]" office:value-type="float" office:value="150000" calcext:value-type="float">
            <text:p>150000</text:p>
          </table:table-cell>
          <table:table-cell table:style-name="ce2" table:formula="of:=[.H19]+[.I19]" office:value-type="float" office:value="345788" calcext:value-type="float">
            <text:p>3457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1</text:p>
          </table:table-cell>
          <table:table-cell table:formula="of:=[.C19]+275000+100000" office:value-type="float" office:value="2097000" calcext:value-type="float">
            <text:p>2097000</text:p>
          </table:table-cell>
          <table:table-cell/>
          <table:table-cell office:value-type="string" calcext:value-type="string">
            <text:p>;../../unpacked/TUNR.PRG,229010</text:p>
          </table:table-cell>
          <table:table-cell table:number-columns-repeated="2"/>
          <table:table-cell table:style-name="ce1" office:value-type="float" office:value="229010" calcext:value-type="float">
            <text:p>229010</text:p>
          </table:table-cell>
          <table:table-cell table:style-name="ce1" table:formula="of:=[.C17]" office:value-type="float" office:value="1020000" calcext:value-type="float">
            <text:p>1020000</text:p>
          </table:table-cell>
          <table:table-cell table:style-name="ce1" table:formula="of:=[.H20]+[.I20]" office:value-type="float" office:value="1249010" calcext:value-type="float">
            <text:p>1249010</text:p>
          </table:table-cell>
          <table:table-cell/>
        </table:table-row>
        <table:table-row table:style-name="ro1">
          <table:table-cell office:value-type="string" calcext:value-type="string">
            <text:p>title,mars</text:p>
          </table:table-cell>
          <table:table-cell office:value-type="string" calcext:value-type="string">
            <text:p>“3”</text:p>
          </table:table-cell>
          <table:table-cell table:formula="of:=[.C20]" office:value-type="float" office:value="2097000" calcext:value-type="float">
            <text:p>2097000</text:p>
          </table:table-cell>
          <table:table-cell/>
          <table:table-cell office:value-type="string" calcext:value-type="string">
            <text:p>;../../unpacked/PIC2.PRG,803982</text:p>
          </table:table-cell>
          <table:table-cell table:number-columns-repeated="2"/>
          <table:table-cell table:style-name="ce5" office:value-type="float" office:value="803982" calcext:value-type="float">
            <text:p>80398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H21]+[.I21]" office:value-type="float" office:value="803982" calcext:value-type="float">
            <text:p>803982</text:p>
          </table:table-cell>
          <table:table-cell/>
        </table:table-row>
        <table:table-row table:style-name="ro1">
          <table:table-cell office:value-type="string" calcext:value-type="string">
            <text:p>mars_end</text:p>
          </table:table-cell>
          <table:table-cell/>
          <table:table-cell table:formula="of:=[.C21]+309000" office:value-type="float" office:value="2406000" calcext:value-type="float">
            <text:p>2406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1]+345000" office:value-type="float" office:value="2442000" calcext:value-type="float">
            <text:p>2442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1:04:33.274426325</meta:creation-date>
    <dc:date>2017-02-22T21:33:57.317144214</dc:date>
    <meta:editing-duration>PT9M1S</meta:editing-duration>
    <meta:editing-cycles>4</meta:editing-cycles>
    <meta:generator>LibreOffice/5.1.4.2$Linux_X86_64 LibreOffice_project/10m0$Build-2</meta:generator>
    <meta:document-statistic meta:table-count="1" meta:cell-count="84" meta:object-count="0"/>
  </office:meta>
</office:document-meta>
</file>